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system-ui, BlinkMacSystemFont, 'Segoe UI', Roboto, Oxygen-Sans, Ubuntu, Cantarell, 'Helvetica Neue', sans-serif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82829" loext:opacity="100%" style:font-name="apple-system" fo:font-size="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t is in the context of web development. You work on a web site, or a web application. You develop and test on your own computer. You commit code to a repository. There, a continuous integration (CI) system can take this code and build it, to expose it on a test server, used by the quality assurance (QA) team to do further tests, in conditions close of the real site (similar OS, etc.).</text:p>
      <text:p text:style-name="P1">When QA gives its green light, somebody can “push the code to production”, ie. upload it to the real server, facing the Internet. The scary move… :-)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system-ui, BlinkMacSystemFont, 'Segoe UI', Roboto, Oxygen-Sans, Ubuntu, Cantarell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4T19:26:14.274000000</dc:date>
    <meta:editing-duration>PT6S</meta:editing-duration>
    <meta:editing-cycles>1</meta:editing-cycles>
    <meta:document-statistic meta:table-count="0" meta:image-count="0" meta:object-count="0" meta:page-count="1" meta:paragraph-count="2" meta:word-count="100" meta:character-count="537" meta:non-whitespace-character-count="439"/>
    <meta:generator>LibreOffice/7.3.3.2$Windows_X86_64 LibreOffice_project/d1d0ea68f081ee2800a922cac8f79445e4603348</meta:generator>
  </office:meta>
</office:document-meta>
</file>